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4*"/>
    </style:style>
    <style:style style:name="Table1.D"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216cc3" officeooo:paragraph-rsid="00216cc3"/>
    </style:style>
    <style:style style:name="P2" style:family="paragraph" style:parent-style-name="Table_20_Contents">
      <style:paragraph-properties fo:text-align="center" style:justify-single-word="false"/>
      <style:text-properties officeooo:rsid="002364a6" officeooo:paragraph-rsid="002364a6"/>
    </style:style>
    <style:style style:name="P3" style:family="paragraph" style:parent-style-name="Table_20_Contents">
      <style:paragraph-properties fo:text-align="center" style:justify-single-word="false"/>
      <style:text-properties fo:font-weight="bold" officeooo:rsid="00216cc3" officeooo:paragraph-rsid="00216cc3" style:font-weight-asian="bold" style:font-weight-complex="bold"/>
    </style:style>
    <style:style style:name="P4" style:family="paragraph" style:parent-style-name="Standard">
      <style:text-properties officeooo:rsid="00133fcf" officeooo:paragraph-rsid="00133fcf"/>
    </style:style>
    <style:style style:name="P5" style:family="paragraph" style:parent-style-name="Standard">
      <style:paragraph-properties fo:text-align="center" style:justify-single-word="false"/>
      <style:text-properties officeooo:rsid="00133fcf" officeooo:paragraph-rsid="00133fcf"/>
    </style:style>
    <style:style style:name="P6" style:family="paragraph" style:parent-style-name="Standard">
      <style:text-properties officeooo:rsid="00133fcf" officeooo:paragraph-rsid="0015397c"/>
    </style:style>
    <style:style style:name="P7" style:family="paragraph" style:parent-style-name="Standard">
      <style:text-properties officeooo:rsid="00133fcf" officeooo:paragraph-rsid="0016a1ab"/>
    </style:style>
    <style:style style:name="P8" style:family="paragraph" style:parent-style-name="Standard">
      <style:text-properties officeooo:rsid="00133fcf" officeooo:paragraph-rsid="001a4ef4"/>
    </style:style>
    <style:style style:name="P9" style:family="paragraph" style:parent-style-name="Standard">
      <style:text-properties officeooo:rsid="00133fcf" officeooo:paragraph-rsid="00267ba9"/>
    </style:style>
    <style:style style:name="P10" style:family="paragraph" style:parent-style-name="Standard">
      <style:text-properties officeooo:rsid="00133fcf" officeooo:paragraph-rsid="002c45dd"/>
    </style:style>
    <style:style style:name="P11" style:family="paragraph" style:parent-style-name="Standard">
      <style:text-properties officeooo:rsid="00133fcf" officeooo:paragraph-rsid="002d7fff"/>
    </style:style>
    <style:style style:name="P12" style:family="paragraph" style:parent-style-name="Standard">
      <style:text-properties officeooo:rsid="00133fcf" officeooo:paragraph-rsid="002f665f"/>
    </style:style>
    <style:style style:name="P13" style:family="paragraph" style:parent-style-name="Standard">
      <style:text-properties officeooo:rsid="00149511" officeooo:paragraph-rsid="00133fcf"/>
    </style:style>
    <style:style style:name="P14" style:family="paragraph" style:parent-style-name="Standard">
      <style:text-properties officeooo:rsid="00149511" officeooo:paragraph-rsid="00149511"/>
    </style:style>
    <style:style style:name="P15" style:family="paragraph" style:parent-style-name="Standard">
      <style:text-properties officeooo:rsid="00149511" officeooo:paragraph-rsid="0015397c"/>
    </style:style>
    <style:style style:name="P16" style:family="paragraph" style:parent-style-name="Standard">
      <style:text-properties officeooo:rsid="00149511" officeooo:paragraph-rsid="002c45dd"/>
    </style:style>
    <style:style style:name="P17" style:family="paragraph" style:parent-style-name="Standard">
      <style:text-properties officeooo:rsid="00149511" officeooo:paragraph-rsid="002f665f"/>
    </style:style>
    <style:style style:name="P18" style:family="paragraph" style:parent-style-name="Standard">
      <style:text-properties officeooo:rsid="00149511" officeooo:paragraph-rsid="0030130c"/>
    </style:style>
    <style:style style:name="P19" style:family="paragraph" style:parent-style-name="Standard">
      <style:text-properties officeooo:rsid="0016a1ab" officeooo:paragraph-rsid="0016a1ab"/>
    </style:style>
    <style:style style:name="P20" style:family="paragraph" style:parent-style-name="Standard">
      <style:text-properties officeooo:rsid="001727e3" officeooo:paragraph-rsid="001727e3"/>
    </style:style>
    <style:style style:name="P21" style:family="paragraph" style:parent-style-name="Standard">
      <style:text-properties officeooo:rsid="001727e3" officeooo:paragraph-rsid="00182201"/>
    </style:style>
    <style:style style:name="P22" style:family="paragraph" style:parent-style-name="Standard">
      <style:text-properties officeooo:rsid="001dc87c" officeooo:paragraph-rsid="001dc87c"/>
    </style:style>
    <style:style style:name="P23" style:family="paragraph" style:parent-style-name="Standard">
      <style:text-properties officeooo:rsid="001dc87c" officeooo:paragraph-rsid="002364a6"/>
    </style:style>
    <style:style style:name="P24" style:family="paragraph" style:parent-style-name="Standard">
      <style:text-properties officeooo:rsid="00216cc3" officeooo:paragraph-rsid="00216cc3"/>
    </style:style>
    <style:style style:name="P25" style:family="paragraph" style:parent-style-name="Standard">
      <style:paragraph-properties fo:text-align="center" style:justify-single-word="false"/>
      <style:text-properties fo:font-weight="bold" officeooo:rsid="00133fcf" officeooo:paragraph-rsid="00216cc3" style:font-weight-asian="bold" style:font-weight-complex="bold"/>
    </style:style>
    <style:style style:name="P26" style:family="paragraph" style:parent-style-name="Standard">
      <style:text-properties officeooo:rsid="002364a6" officeooo:paragraph-rsid="002364a6"/>
    </style:style>
    <style:style style:name="P27" style:family="paragraph" style:parent-style-name="Standard">
      <style:text-properties officeooo:rsid="0029e5e8" officeooo:paragraph-rsid="0029e5e8"/>
    </style:style>
    <style:style style:name="P28" style:family="paragraph" style:parent-style-name="Standard">
      <style:text-properties officeooo:rsid="0029e5e8" officeooo:paragraph-rsid="002d7fff"/>
    </style:style>
    <style:style style:name="P29" style:family="paragraph" style:parent-style-name="Standard">
      <style:text-properties officeooo:rsid="0029e5e8" officeooo:paragraph-rsid="0034127f"/>
    </style:style>
    <style:style style:name="P30" style:family="paragraph" style:parent-style-name="Standard">
      <style:text-properties officeooo:rsid="0029e5e8" officeooo:paragraph-rsid="00359033"/>
    </style:style>
    <style:style style:name="P31" style:family="paragraph" style:parent-style-name="Standard">
      <style:text-properties officeooo:rsid="0029e5e8" officeooo:paragraph-rsid="00366b4d"/>
    </style:style>
    <style:style style:name="P32" style:family="paragraph" style:parent-style-name="Standard">
      <style:text-properties officeooo:rsid="0029e5e8" officeooo:paragraph-rsid="0038885c"/>
    </style:style>
    <style:style style:name="P33" style:family="paragraph" style:parent-style-name="Standard">
      <style:text-properties officeooo:rsid="0029e5e8" officeooo:paragraph-rsid="003bedb3"/>
    </style:style>
    <style:style style:name="P34" style:family="paragraph" style:parent-style-name="Standard">
      <style:text-properties officeooo:rsid="0029e5e8" officeooo:paragraph-rsid="00444d98"/>
    </style:style>
    <style:style style:name="P35" style:family="paragraph" style:parent-style-name="Standard">
      <style:text-properties officeooo:rsid="0030130c" officeooo:paragraph-rsid="0030130c"/>
    </style:style>
    <style:style style:name="P36" style:family="paragraph" style:parent-style-name="Standard">
      <style:text-properties officeooo:rsid="0039504c" officeooo:paragraph-rsid="0039504c"/>
    </style:style>
    <style:style style:name="P37" style:family="paragraph" style:parent-style-name="Standard">
      <style:text-properties officeooo:rsid="003e5924" officeooo:paragraph-rsid="003e5924"/>
    </style:style>
    <style:style style:name="P38" style:family="paragraph" style:parent-style-name="Standard">
      <style:text-properties fo:font-style="italic" officeooo:rsid="0041d276" officeooo:paragraph-rsid="0041d276" style:font-style-asian="italic" style:font-style-complex="italic"/>
    </style:style>
    <style:style style:name="P39" style:family="paragraph" style:parent-style-name="Standard">
      <style:text-properties officeooo:rsid="00425f74" officeooo:paragraph-rsid="00444d98"/>
    </style:style>
    <style:style style:name="P40" style:family="paragraph" style:parent-style-name="Standard">
      <style:text-properties officeooo:rsid="00444d98" officeooo:paragraph-rsid="00444d98"/>
    </style:style>
    <style:style style:name="P41" style:family="paragraph" style:parent-style-name="Standard">
      <style:paragraph-properties fo:break-before="page"/>
      <style:text-properties officeooo:rsid="00267ba9" officeooo:paragraph-rsid="00267ba9"/>
    </style:style>
    <style:style style:name="P42" style:family="paragraph" style:parent-style-name="Standard">
      <style:paragraph-properties fo:break-before="page"/>
      <style:text-properties officeooo:rsid="00359033" officeooo:paragraph-rsid="00359033"/>
    </style:style>
    <style:style style:name="P43" style:family="paragraph" style:parent-style-name="Standard">
      <style:text-properties officeooo:rsid="00149511" officeooo:paragraph-rsid="0048b987"/>
    </style:style>
    <style:style style:name="P44" style:family="paragraph" style:parent-style-name="Standard">
      <style:text-properties officeooo:rsid="00149511" officeooo:paragraph-rsid="0049a828"/>
    </style:style>
    <style:style style:name="P45" style:family="paragraph" style:parent-style-name="Standard">
      <style:text-properties officeooo:rsid="0038885c" officeooo:paragraph-rsid="00359033"/>
    </style:style>
    <style:style style:name="P46" style:family="paragraph" style:parent-style-name="Standard">
      <style:text-properties style:text-position="0% 100%" officeooo:rsid="0038885c" officeooo:paragraph-rsid="0038885c"/>
    </style:style>
    <style:style style:name="P47" style:family="paragraph" style:parent-style-name="Standard">
      <style:text-properties style:text-position="0% 100%" officeooo:rsid="0039504c" officeooo:paragraph-rsid="0038885c"/>
    </style:style>
    <style:style style:name="P48" style:family="paragraph" style:parent-style-name="Standard">
      <style:text-properties style:text-position="0% 100%" officeooo:rsid="003fa50b" officeooo:paragraph-rsid="003e5924"/>
    </style:style>
    <style:style style:name="P49" style:family="paragraph" style:parent-style-name="Standard">
      <style:text-properties style:text-position="0% 100%" officeooo:rsid="0042c87c" officeooo:paragraph-rsid="00444d98"/>
    </style:style>
    <style:style style:name="P50" style:family="paragraph" style:parent-style-name="Standard">
      <style:text-properties style:text-position="0% 100%" officeooo:rsid="0044abc9" officeooo:paragraph-rsid="00444d98"/>
    </style:style>
    <style:style style:name="P51" style:family="paragraph" style:parent-style-name="Standard">
      <style:text-properties fo:font-style="italic" officeooo:rsid="0044abc9" officeooo:paragraph-rsid="0044abc9" style:font-style-asian="italic" style:font-style-complex="italic"/>
    </style:style>
    <style:style style:name="P52" style:family="paragraph" style:parent-style-name="Standard">
      <style:text-properties fo:font-style="italic" officeooo:rsid="00482290" officeooo:paragraph-rsid="00482290" style:font-style-asian="italic" style:font-style-complex="italic"/>
    </style:style>
    <style:style style:name="P53" style:family="paragraph" style:parent-style-name="Standard">
      <style:text-properties fo:font-style="italic" officeooo:rsid="0048b987" officeooo:paragraph-rsid="0048b987" style:font-style-asian="italic" style:font-style-complex="italic"/>
    </style:style>
    <style:style style:name="P54" style:family="paragraph" style:parent-style-name="Standard">
      <style:text-properties fo:font-style="italic" officeooo:rsid="0048f3fd" officeooo:paragraph-rsid="0048f3fd" style:font-style-asian="italic" style:font-style-complex="italic"/>
    </style:style>
    <style:style style:name="P55" style:family="paragraph" style:parent-style-name="Standard">
      <style:text-properties fo:font-style="italic" officeooo:rsid="0049a828" officeooo:paragraph-rsid="0049a828" style:font-style-asian="italic" style:font-style-complex="italic"/>
    </style:style>
    <style:style style:name="P56" style:family="paragraph" style:parent-style-name="Standard">
      <style:text-properties officeooo:rsid="00133fcf" officeooo:paragraph-rsid="0048b987"/>
    </style:style>
    <style:style style:name="P57" style:family="paragraph" style:parent-style-name="Standard">
      <style:text-properties officeooo:rsid="00133fcf" officeooo:paragraph-rsid="0048f3fd"/>
    </style:style>
    <style:style style:name="P58" style:family="paragraph" style:parent-style-name="Standard">
      <style:text-properties officeooo:rsid="00182201" officeooo:paragraph-rsid="0048b987"/>
    </style:style>
    <style:style style:name="P59" style:family="paragraph" style:parent-style-name="Standard">
      <style:text-properties officeooo:rsid="001dc87c" officeooo:paragraph-rsid="0048f3fd"/>
    </style:style>
    <style:style style:name="P60" style:family="paragraph" style:parent-style-name="Standard">
      <style:text-properties officeooo:rsid="00245047" officeooo:paragraph-rsid="0048f3fd"/>
    </style:style>
    <style:style style:name="T1" style:family="text">
      <style:text-properties officeooo:rsid="00133fcf"/>
    </style:style>
    <style:style style:name="T2" style:family="text">
      <style:text-properties officeooo:rsid="00149511"/>
    </style:style>
    <style:style style:name="T3" style:family="text">
      <style:text-properties officeooo:rsid="0015397c"/>
    </style:style>
    <style:style style:name="T4" style:family="text">
      <style:text-properties officeooo:rsid="0016a1ab"/>
    </style:style>
    <style:style style:name="T5" style:family="text">
      <style:text-properties style:text-position="sub 58%"/>
    </style:style>
    <style:style style:name="T6" style:family="text">
      <style:text-properties style:text-position="sub 58%" officeooo:rsid="001727e3"/>
    </style:style>
    <style:style style:name="T7" style:family="text">
      <style:text-properties style:text-position="sub 58%" officeooo:rsid="00182201"/>
    </style:style>
    <style:style style:name="T8" style:family="text">
      <style:text-properties style:text-position="sub 58%" officeooo:rsid="00133fcf"/>
    </style:style>
    <style:style style:name="T9" style:family="text">
      <style:text-properties style:text-position="sub 58%" officeooo:rsid="002d7fff"/>
    </style:style>
    <style:style style:name="T10" style:family="text">
      <style:text-properties style:text-position="sub 58%" officeooo:rsid="002f665f"/>
    </style:style>
    <style:style style:name="T11" style:family="text">
      <style:text-properties officeooo:rsid="001727e3"/>
    </style:style>
    <style:style style:name="T12" style:family="text">
      <style:text-properties style:text-position="0% 100%"/>
    </style:style>
    <style:style style:name="T13" style:family="text">
      <style:text-properties style:text-position="0% 100%" officeooo:rsid="001727e3"/>
    </style:style>
    <style:style style:name="T14" style:family="text">
      <style:text-properties style:text-position="0% 100%" officeooo:rsid="001f9525"/>
    </style:style>
    <style:style style:name="T15" style:family="text">
      <style:text-properties style:text-position="0% 100%" officeooo:rsid="00216cc3"/>
    </style:style>
    <style:style style:name="T16" style:family="text">
      <style:text-properties style:text-position="0% 100%" officeooo:rsid="00245047"/>
    </style:style>
    <style:style style:name="T17" style:family="text">
      <style:text-properties style:text-position="0% 100%" officeooo:rsid="002f665f"/>
    </style:style>
    <style:style style:name="T18" style:family="text">
      <style:text-properties style:text-position="0% 100%" officeooo:rsid="0030130c"/>
    </style:style>
    <style:style style:name="T19" style:family="text">
      <style:text-properties style:text-position="0% 100%" officeooo:rsid="00310659"/>
    </style:style>
    <style:style style:name="T20" style:family="text">
      <style:text-properties style:text-position="0% 100%" officeooo:rsid="0038885c"/>
    </style:style>
    <style:style style:name="T21" style:family="text">
      <style:text-properties style:text-position="0% 100%" officeooo:rsid="0039504c"/>
    </style:style>
    <style:style style:name="T22" style:family="text">
      <style:text-properties style:text-position="0% 100%" officeooo:rsid="0042c87c"/>
    </style:style>
    <style:style style:name="T23" style:family="text">
      <style:text-properties style:text-position="0% 100%" officeooo:rsid="0044abc9"/>
    </style:style>
    <style:style style:name="T24" style:family="text">
      <style:text-properties style:text-position="0% 100%" fo:font-style="normal" style:font-style-asian="normal" style:font-style-complex="normal"/>
    </style:style>
    <style:style style:name="T25" style:family="text">
      <style:text-properties style:text-position="0% 100%" fo:font-size="8pt" fo:font-style="normal" style:font-size-asian="8pt" style:font-style-asian="normal" style:font-size-complex="8pt" style:font-style-complex="normal"/>
    </style:style>
    <style:style style:name="T26" style:family="text">
      <style:text-properties officeooo:rsid="00182201"/>
    </style:style>
    <style:style style:name="T27" style:family="text">
      <style:text-properties officeooo:rsid="00187794"/>
    </style:style>
    <style:style style:name="T28" style:family="text">
      <style:text-properties officeooo:rsid="001a4ef4"/>
    </style:style>
    <style:style style:name="T29" style:family="text">
      <style:text-properties officeooo:rsid="00216cc3"/>
    </style:style>
    <style:style style:name="T30" style:family="text">
      <style:text-properties officeooo:rsid="002364a6"/>
    </style:style>
    <style:style style:name="T31" style:family="text">
      <style:text-properties officeooo:rsid="00245047"/>
    </style:style>
    <style:style style:name="T32" style:family="text">
      <style:text-properties officeooo:rsid="0025557f"/>
    </style:style>
    <style:style style:name="T33" style:family="text">
      <style:text-properties officeooo:rsid="0028149e"/>
    </style:style>
    <style:style style:name="T34" style:family="text">
      <style:text-properties officeooo:rsid="0029e5e8"/>
    </style:style>
    <style:style style:name="T35" style:family="text">
      <style:text-properties officeooo:rsid="002b2c4b"/>
    </style:style>
    <style:style style:name="T36" style:family="text">
      <style:text-properties officeooo:rsid="002c45dd"/>
    </style:style>
    <style:style style:name="T37" style:family="text">
      <style:text-properties officeooo:rsid="002d7fff"/>
    </style:style>
    <style:style style:name="T38" style:family="text">
      <style:text-properties officeooo:rsid="002f665f"/>
    </style:style>
    <style:style style:name="T39" style:family="text">
      <style:text-properties officeooo:rsid="00310659"/>
    </style:style>
    <style:style style:name="T40" style:family="text">
      <style:text-properties officeooo:rsid="0034127f"/>
    </style:style>
    <style:style style:name="T41" style:family="text">
      <style:text-properties officeooo:rsid="00359033"/>
    </style:style>
    <style:style style:name="T42" style:family="text">
      <style:text-properties officeooo:rsid="00366b4d"/>
    </style:style>
    <style:style style:name="T43" style:family="text">
      <style:text-properties officeooo:rsid="00373332"/>
    </style:style>
    <style:style style:name="T44" style:family="text">
      <style:text-properties officeooo:rsid="0038885c"/>
    </style:style>
    <style:style style:name="T45" style:family="text">
      <style:text-properties officeooo:rsid="003ddcf9"/>
    </style:style>
    <style:style style:name="T46" style:family="text">
      <style:text-properties style:text-position="super 58%"/>
    </style:style>
    <style:style style:name="T47" style:family="text">
      <style:text-properties style:text-position="super 58%" officeooo:rsid="004350d5"/>
    </style:style>
    <style:style style:name="T48" style:family="text">
      <style:text-properties style:text-position="super 58%" officeooo:rsid="0015397c"/>
    </style:style>
    <style:style style:name="T49" style:family="text">
      <style:text-properties style:text-position="super 58%" officeooo:rsid="001a4ef4"/>
    </style:style>
    <style:style style:name="T50" style:family="text">
      <style:text-properties style:text-position="super 58%" officeooo:rsid="001f9525"/>
    </style:style>
    <style:style style:name="T51" style:family="text">
      <style:text-properties style:text-position="super 58%" officeooo:rsid="00245047"/>
    </style:style>
    <style:style style:name="T52" style:family="text">
      <style:text-properties style:text-position="super 58%" officeooo:rsid="00149511"/>
    </style:style>
    <style:style style:name="T53" style:family="text">
      <style:text-properties officeooo:rsid="00425e3d"/>
    </style:style>
    <style:style style:name="T54" style:family="text">
      <style:text-properties officeooo:rsid="00425f74"/>
    </style:style>
    <style:style style:name="T55" style:family="text">
      <style:text-properties officeooo:rsid="0042c87c"/>
    </style:style>
    <style:style style:name="T56" style:family="text">
      <style:text-properties officeooo:rsid="004350d5"/>
    </style:style>
    <style:style style:name="T57" style:family="text">
      <style:text-properties style:font-name="Courier New"/>
    </style:style>
    <style:style style:name="T58" style:family="text">
      <style:text-properties style:font-name="Courier New" officeooo:rsid="00133fc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xistential <text:span text:style-name="T3">Paths</text:span></text:p>
      <text:p text:style-name="P5">by Sven Nilsen, 2017</text:p>
      <text:p text:style-name="P4"/>
      <text:p text:style-name="P38"><text:span text:style-name="T53">In this paper</text:span> I <text:span text:style-name="T53">show that path semantics requires a kind of source code transformation that gives a natural semantics of set theory grounded in functions. Furthermore, one can use this kind transformation to directly describe and reason about empty vs non-empty types, halting programs and surjective properties of functions in path semantical notation. This is directly applicable for reasoning about pre- and post-conditions in programming. I also derive the transformations for basic arithmetic. Finally, I show that existential paths might be used to make a working sub type checker using path semantics!</text:span></text:p>
      <text:p text:style-name="P4"/>
      <text:p text:style-name="P15">In path semantics<text:span text:style-name="T46"><text:reference-ref text:reference-format="text" text:ref-name="1">[1]</text:reference-ref></text:span>, when a variable is a sub-type<text:span text:style-name="T46"><text:reference-ref text:reference-format="text" text:ref-name="2">[2]</text:reference-ref></text:span> defined by some function `g`, the output of `g` must automatically satisfy the requirement that some input exists:</text:p>
      <text:p text:style-name="P6"/>
      <text:p text:style-name="P6"><text:span text:style-name="T57">∵</text:span><text:tab/>a : [<text:span text:style-name="T2">g</text:span>] b</text:p>
      <text:p text:style-name="P6"><text:span text:style-name="T57">∴</text:span><text:tab/>b : <text:span text:style-name="T3">[</text:span>∃<text:span text:style-name="T2">g] true</text:span></text:p>
      <text:p text:style-name="P6"/>
      <text:p text:style-name="P56"><text:span text:style-name="T57">∵</text:span><text:tab/><text:span text:style-name="T4">g : A → B</text:span></text:p>
      <text:p text:style-name="P56"><text:span text:style-name="T57">∴</text:span><text:tab/>∃<text:span text:style-name="T2">g : B → bool</text:span></text:p>
      <text:p text:style-name="P6"/>
      <text:p text:style-name="P15"><text:span text:style-name="T3">The function `∃</text:span>g<text:span text:style-name="T3">` is total</text:span><text:span text:style-name="T48"><text:reference-ref text:reference-format="text" text:ref-name="3">[3]</text:reference-ref></text:span><text:span text:style-name="T3"> and called an “existential path” of `g`, which determines the truth value</text:span>:</text:p>
      <text:p text:style-name="P6"/>
      <text:p text:style-name="P56"><text:tab/><text:span text:style-name="T3">∃g := \(x : B) = ∃x { g(x) = b }</text:span></text:p>
      <text:p text:style-name="P6"/>
      <text:p text:style-name="P21"><text:span text:style-name="T27">An e</text:span>xistential paths satisf<text:span text:style-name="T27">ies</text:span> an asymmetric path<text:span text:style-name="T46"><text:reference-ref text:reference-format="text" text:ref-name="4">[4]</text:reference-ref></text:span> <text:span text:style-name="T26">such that for any input, the output is output</text:span>:</text:p>
      <text:p text:style-name="P20"/>
      <text:p text:style-name="P20"><text:tab/>g[<text:span text:style-name="T26">id</text:span> → ∃g] =&gt; true<text:span text:style-name="T5">1</text:span></text:p>
      <text:p text:style-name="P6"/>
      <text:p text:style-name="P6"><text:tab/><text:span text:style-name="T26">true</text:span><text:span text:style-name="T7">1</text:span><text:span text:style-name="T26"> : A → bool</text:span></text:p>
      <text:p text:style-name="P6"><text:tab/><text:span text:style-name="T11">true</text:span><text:span text:style-name="T6">1</text:span><text:span text:style-name="T11"> = \(_) = true</text:span></text:p>
      <text:p text:style-name="P6"/>
      <text:p text:style-name="P58"><text:span text:style-name="T28">T</text:span>his proves that <text:span text:style-name="T27">the </text:span>existential pat<text:span text:style-name="T27">h</text:span> <text:span text:style-name="T27">is</text:span> unique <text:span text:style-name="T28">for the output of `g`, because asymmetric paths</text:span><text:span text:style-name="T49"><text:reference-ref text:reference-format="text" text:ref-name="4">[4]</text:reference-ref></text:span><text:span text:style-name="T28"> map deterministically from path function products</text:span><text:span text:style-name="T49"><text:reference-ref text:reference-format="text" text:ref-name="5">[5]</text:reference-ref></text:span><text:span text:style-name="T28">. For the non-output of `g` we return `false` by definition, which makes the existential path unique for all input values and possible to construct automatically for functions with finite output values.</text:span></text:p>
      <text:p text:style-name="P8"/>
      <text:p text:style-name="P19">By looking at the following:</text:p>
      <text:p text:style-name="P6"/>
      <text:p text:style-name="P56"><text:span text:style-name="T57">∵</text:span><text:tab/>a : [<text:span text:style-name="T2">g</text:span>] b</text:p>
      <text:p text:style-name="P56"><text:span text:style-name="T57">∴</text:span><text:tab/><text:span text:style-name="T2">b : [</text:span>∃<text:span text:style-name="T2">g] true</text:span></text:p>
      <text:p text:style-name="P6"/>
      <text:p text:style-name="P19">We see that there <text:span text:style-name="T30">exists </text:span>a second order existential path:</text:p>
      <text:p text:style-name="P15"/>
      <text:p text:style-name="P43"><text:span text:style-name="T58">∵</text:span><text:tab/>true : <text:span text:style-name="T4">[∃∃</text:span>g<text:span text:style-name="T4">] true</text:span></text:p>
      <text:p text:style-name="P15"/>
      <text:p text:style-name="P43"><text:span text:style-name="T58">∴</text:span><text:tab/><text:span text:style-name="T4">∃∃</text:span>g : <text:span text:style-name="T4">bool → bool</text:span></text:p>
      <text:p text:style-name="P4"><text:soft-page-break/></text:p>
      <text:p text:style-name="P22">The second order existential path is one of four possible boolean functions:</text:p>
      <text:p text:style-name="P22"/>
      <text:p text:style-name="P23"><text:tab/><text:span text:style-name="T4">∃∃g &lt;=&gt; </text:span>false<text:span text:style-name="T5">1</text:span><text:span text:style-name="T12"><text:tab/><text:tab/><text:tab/></text:span><text:span text:style-name="T15">The type `B` is empty</text:span></text:p>
      <text:p text:style-name="P23"><text:tab/><text:span text:style-name="T4">∃∃g &lt;=&gt; </text:span>not<text:tab/><text:tab/><text:tab/><text:tab/><text:span text:style-name="T12">The function `g` never </text:span><text:span text:style-name="T16">halts</text:span></text:p>
      <text:p text:style-name="P23"><text:tab/><text:span text:style-name="T4">∃∃g &lt;=&gt; </text:span>id<text:tab/><text:tab/><text:tab/><text:tab/><text:span text:style-name="T12">The function `g` is </text:span><text:span text:style-name="T14">surjective</text:span><text:span text:style-name="T50"><text:reference-ref text:reference-format="text" text:ref-name="6">[6]</text:reference-ref></text:span><text:span text:style-name="T14"> </text:span><text:span text:style-name="T19">(outputs all)</text:span></text:p>
      <text:p text:style-name="P59"><text:tab/><text:span text:style-name="T4">∃∃g &lt;=&gt; </text:span>true<text:span text:style-name="T5">1</text:span><text:span text:style-name="T12"><text:tab/><text:tab/><text:tab/><text:tab/></text:span><text:span text:style-name="T15">The function `g` is non-surjective</text:span><text:span text:style-name="T50"><text:reference-ref text:reference-format="text" text:ref-name="6">[6]</text:reference-ref></text:span><text:span text:style-name="T15"> </text:span><text:span text:style-name="T19">(outputs some)</text:span></text:p>
      <text:p text:style-name="P4"/>
      <text:p text:style-name="P24">Since <text:span text:style-name="T30">every function has one of </text:span>the four second order existential paths, <text:span text:style-name="T30">but those functions themselves</text:span> have existential paths, we can study the “end game” of all existential paths:</text:p>
      <text:p text:style-name="P24"/>
      <table:table table:name="Table1" table:style-name="Table1">
        <table:table-column table:style-name="Table1.A" table:number-columns-repeated="3"/>
        <table:table-column table:style-name="Table1.D"/>
        <table:table-row>
          <table:table-cell table:style-name="Table1.A1" office:value-type="string">
            <text:p text:style-name="P3">f</text:p>
          </table:table-cell>
          <table:table-cell table:style-name="Table1.A1" office:value-type="string">
            <text:p text:style-name="P25">∃<text:span text:style-name="T29">f</text:span></text:p>
          </table:table-cell>
          <table:table-cell table:style-name="Table1.A1" office:value-type="string">
            <text:p text:style-name="P25"><text:span text:style-name="T56">(</text:span>∃∃<text:span text:style-name="T56">)</text:span><text:span text:style-name="T47">n</text:span><text:span text:style-name="T56">f, n &gt; 1</text:span></text:p>
          </table:table-cell>
          <table:table-cell table:style-name="Table1.D1" office:value-type="string">
            <text:p text:style-name="P25">∃<text:span text:style-name="T56">(</text:span>∃∃<text:span text:style-name="T56">)</text:span><text:span text:style-name="T47">n</text:span><text:span text:style-name="T56">f, n &gt; 1</text:span></text:p>
          </table:table-cell>
        </table:table-row>
        <table:table-row>
          <table:table-cell table:style-name="Table1.A2" office:value-type="string">
            <text:p text:style-name="P1">false<text:span text:style-name="T5">1</text:span></text:p>
          </table:table-cell>
          <table:table-cell table:style-name="Table1.A2" office:value-type="string">
            <text:p text:style-name="P1">not</text:p>
          </table:table-cell>
          <table:table-cell table:style-name="Table1.A2" office:value-type="string">
            <text:p text:style-name="P1">true<text:span text:style-name="T5">1</text:span></text:p>
          </table:table-cell>
          <table:table-cell table:style-name="Table1.D2" office:value-type="string">
            <text:p text:style-name="P1">id</text:p>
          </table:table-cell>
        </table:table-row>
        <table:table-row>
          <table:table-cell table:style-name="Table1.A2" office:value-type="string">
            <text:p text:style-name="P1">not</text:p>
          </table:table-cell>
          <table:table-cell table:style-name="Table1.A2" office:value-type="string">
            <text:p text:style-name="P1">true<text:span text:style-name="T5">1</text:span></text:p>
          </table:table-cell>
          <table:table-cell table:style-name="Table1.A2" office:value-type="string">
            <text:p text:style-name="P1">id</text:p>
          </table:table-cell>
          <table:table-cell table:style-name="Table1.D2" office:value-type="string">
            <text:p text:style-name="P2">true<text:span text:style-name="T5">1</text:span></text:p>
          </table:table-cell>
        </table:table-row>
        <table:table-row>
          <table:table-cell table:style-name="Table1.A2" office:value-type="string">
            <text:p text:style-name="P1">id</text:p>
          </table:table-cell>
          <table:table-cell table:style-name="Table1.A2" office:value-type="string">
            <text:p text:style-name="P1">true<text:span text:style-name="T5">1</text:span></text:p>
          </table:table-cell>
          <table:table-cell table:style-name="Table1.A2" office:value-type="string">
            <text:p text:style-name="P1">id</text:p>
          </table:table-cell>
          <table:table-cell table:style-name="Table1.D2" office:value-type="string">
            <text:p text:style-name="P2">true<text:span text:style-name="T5">1</text:span></text:p>
          </table:table-cell>
        </table:table-row>
        <table:table-row>
          <table:table-cell table:style-name="Table1.A2" office:value-type="string">
            <text:p text:style-name="P1">true<text:span text:style-name="T5">1</text:span></text:p>
          </table:table-cell>
          <table:table-cell table:style-name="Table1.A2" office:value-type="string">
            <text:p text:style-name="P1">id</text:p>
          </table:table-cell>
          <table:table-cell table:style-name="Table1.A2" office:value-type="string">
            <text:p text:style-name="P1">true<text:span text:style-name="T5">1</text:span></text:p>
          </table:table-cell>
          <table:table-cell table:style-name="Table1.D2" office:value-type="string">
            <text:p text:style-name="P2">id</text:p>
          </table:table-cell>
        </table:table-row>
      </table:table>
      <text:p text:style-name="P24"/>
      <text:p text:style-name="P26">Of course, all these functions <text:span text:style-name="T31">halts</text:span> and the boolean type is non-empty, so the only survivors are the `id` and `true<text:span text:style-name="T5">1</text:span>` functions.</text:p>
      <text:p text:style-name="P26"/>
      <text:p text:style-name="P60">Surprisingly, a second order existential path `not` means that the function never stops running. This is because there is no output <text:span text:style-name="T32">while</text:span> the type has members. <text:span text:style-name="T32">An existential path is total</text:span><text:span text:style-name="T48"><text:reference-ref text:reference-format="text" text:ref-name="3">[3]</text:reference-ref></text:span><text:span text:style-name="T32">, so it can not be the case that the function has not yet been implemented, because all first order existential paths are implemented for their type by definition. Therefore, the only interpretation left is that the function never stops running, or that the language used to define functions is not Turing complete.</text:span></text:p>
      <text:p text:style-name="P24"/>
      <text:p text:style-name="P57"><text:span text:style-name="T29">This means e</text:span>very <text:span text:style-name="T31">halting</text:span><text:span text:style-name="T51"><text:reference-ref text:reference-format="text" text:ref-name="7">[7]</text:reference-ref></text:span> function <text:span text:style-name="T31">is either surjective</text:span><text:span text:style-name="T50"><text:reference-ref text:reference-format="text" text:ref-name="6">[6]</text:reference-ref></text:span><text:span text:style-name="T31"> or non-surjective and</text:span> has <text:span text:style-name="T4">two</text:span> corresponding existential <text:span text:style-name="T4">paths</text:span>:</text:p>
      <text:p text:style-name="P4"/>
      <text:p text:style-name="P4"><text:tab/>∃f &lt;=&gt; f’</text:p>
      <text:p text:style-name="P7"><text:tab/>∃f’ &lt;=&gt; <text:span text:style-name="T11">{ id? | true</text:span><text:span text:style-name="T6">1</text:span><text:span text:style-name="T13">? }</text:span></text:p>
      <text:p text:style-name="P4"/>
      <text:p text:style-name="P7"><text:tab/>f : A → B</text:p>
      <text:p text:style-name="P7"><text:tab/>f’ : B → bool</text:p>
      <text:p text:style-name="P4"/>
      <text:p text:style-name="P9">The existential <text:span text:style-name="T32">path</text:span> determine<text:span text:style-name="T32">s</text:span> whether some input exists for some output. One can also say that when a function defines the construction of a set, its existential <text:span text:style-name="T32">path</text:span> determine<text:span text:style-name="T32">s</text:span> whether any member <text:span text:style-name="T2">belongs to the set. You get set theory</text:span><text:span text:style-name="T52"><text:reference-ref text:reference-format="text" text:ref-name="8">[8]</text:reference-ref></text:span><text:span text:style-name="T2"> for free!</text:span></text:p>
      <text:p text:style-name="P9"/>
      <text:p text:style-name="P44">Yet, this is not like ordinary set theory<text:span text:style-name="T46"><text:reference-ref text:reference-format="text" text:ref-name="8">[8]</text:reference-ref></text:span> where they are taken as primitive build blocks, but instead those sets are relative to some type `A` with a function that maps from `A` to the set `B`.</text:p>
      <text:p text:style-name="P4"/>
      <text:p text:style-name="P4"/>
      <text:p text:style-name="P41">There are some known existential paths, but most of them are unknown, <text:span text:style-name="T38">since there are infinitely many of them</text:span>. <text:span text:style-name="T33">One application of using known existential paths is to derive existential paths from compositions. In software verification this has great utility.</text:span></text:p>
      <text:p text:style-name="P4"/>
      <text:p text:style-name="P4">For example, <text:span text:style-name="T2">for natural numbers the existential functions of addition and multiplication are known</text:span>:</text:p>
      <text:p text:style-name="P4"/>
      <text:p text:style-name="P11"><text:tab/>∃<text:span text:style-name="T37">add(k) &lt;=&gt; </text:span>∃(<text:span text:style-name="T37">+ </text:span>k) &lt;=&gt; (&gt;= k)</text:p>
      <text:p text:style-name="P11"><text:tab/>∃<text:span text:style-name="T37">mul(k) &lt;=&gt; </text:span>∃(* k) &lt;=&gt; <text:span text:style-name="T2">(= 0) || [% k] 0</text:span></text:p>
      <text:p text:style-name="P10"/>
      <text:p text:style-name="P11"><text:tab/>∃<text:span text:style-name="T37">(&gt;= k) &lt;=&gt; if k == 0 {id} else {true</text:span><text:span text:style-name="T9">1</text:span><text:span text:style-name="T37">}</text:span></text:p>
      <text:p text:style-name="P12"><text:tab/>∃<text:span text:style-name="T38">(= 0) &lt;=&gt; true</text:span><text:span text:style-name="T10">1</text:span></text:p>
      <text:p text:style-name="P12"><text:tab/>∃<text:span text:style-name="T38">{\(x) = (x % k) == 0} &lt;=&gt; if k == 1 {id} else {true</text:span><text:span text:style-name="T10">1</text:span><text:span text:style-name="T18">}</text:span></text:p>
      <text:p text:style-name="P10"/>
      <text:p text:style-name="P10"><text:tab/><text:span text:style-name="T2">add : nat → nat → nat</text:span></text:p>
      <text:p text:style-name="P16"><text:tab/>mul : nat → nat → nat</text:p>
      <text:p text:style-name="P13"/>
      <text:p text:style-name="P14">In natural language, one can say “adding some number gives a larger number than the number added”, and “multiplying some number is either 0 or divisible by the number multiplied with”. <text:span text:style-name="T34">Multiplication has a lazy boolean OR (`||`) since you can not calculate with the reminder of a division of zero.</text:span></text:p>
      <text:p text:style-name="P14"/>
      <text:p text:style-name="P35">We can find the second order existential path of multiplication:</text:p>
      <text:p text:style-name="P14"/>
      <text:p text:style-name="P17"><text:tab/><text:span text:style-name="T1">∃∃(* k)</text:span></text:p>
      <text:p text:style-name="P17"><text:tab/><text:span text:style-name="T1">∃{</text:span>(= 0) || [% k] 0<text:span text:style-name="T38">}</text:span></text:p>
      <text:p text:style-name="P18"><text:tab/><text:span text:style-name="T38">{∃</text:span>(= 0) || <text:span text:style-name="T1">∃{\(x) = (x % k) == 0}}</text:span></text:p>
      <text:p text:style-name="P18"><text:tab/><text:span text:style-name="T38">if k == 0 {true</text:span><text:span text:style-name="T10">1</text:span><text:span text:style-name="T19">}</text:span><text:span text:style-name="T17"> </text:span><text:span text:style-name="T19">else</text:span><text:span text:style-name="T17"> if k == 1 {id} else {true</text:span><text:span text:style-name="T10">1</text:span><text:span text:style-name="T18">}</text:span></text:p>
      <text:p text:style-name="P14"/>
      <text:p text:style-name="P35">This tells us that <text:span text:style-name="T39">when multiplying with `1`, it is surjective, but otherwise it is non-surjective.</text:span></text:p>
      <text:p text:style-name="P14"/>
      <text:p text:style-name="P27">Notice that the existential paths corresponds to post-conditions<text:span text:style-name="T46"><text:reference-ref text:reference-format="text" text:ref-name="9">[9]</text:reference-ref></text:span> <text:span text:style-name="T35">in programming</text:span>. Since the <text:span text:style-name="T37">reverse</text:span> operations of `add` and `mul` are `sub` and `div`, the<text:span text:style-name="T37">y have similar pre-conditions:</text:span></text:p>
      <text:p text:style-name="P27"/>
      <text:p text:style-name="P27"><text:tab/><text:span text:style-name="T36">sub(a : (&gt;= b), b) { … }</text:span></text:p>
      <text:p text:style-name="P27"><text:tab/><text:span text:style-name="T36">div(a : [% b] 0, b : (!= 0)) { … }</text:span></text:p>
      <text:p text:style-name="P27"/>
      <text:p text:style-name="P28"><text:tab/><text:span text:style-name="T1">∃∃(- k) &lt;=&gt; true</text:span><text:span text:style-name="T8">1</text:span></text:p>
      <text:p text:style-name="P28"><text:tab/><text:span text:style-name="T1">∃∃(/ k) &lt;=&gt; id</text:span></text:p>
      <text:p text:style-name="P27"/>
      <text:p text:style-name="P27"><text:tab/><text:span text:style-name="T36">sub : nat → nat → nat</text:span></text:p>
      <text:p text:style-name="P27"><text:tab/><text:span text:style-name="T36">div : nat → nat → nat</text:span></text:p>
      <text:p text:style-name="P27"/>
      <text:p text:style-name="P42">Addition has an existential path with greater or equal, <text:span text:style-name="T42">so we can figure out the other comparisons</text:span>:</text:p>
      <text:p text:style-name="P30"/>
      <text:p text:style-name="P30"><text:tab/><text:span text:style-name="T42">(&gt;= a) &lt;=&gt; </text:span>∃<text:span text:style-name="T40">add(a)</text:span></text:p>
      <text:p text:style-name="P31"><text:tab/><text:span text:style-name="T42">(&gt; b) &lt;=&gt; </text:span>∃<text:span text:style-name="T40">add(b + 1)</text:span></text:p>
      <text:p text:style-name="P27"><text:tab/><text:tab/><text:span text:style-name="T40">a : (&gt; b)</text:span></text:p>
      <text:p text:style-name="P27"><text:tab/><text:tab/><text:span text:style-name="T40">a : (&gt;= (b + 1))</text:span></text:p>
      <text:p text:style-name="P31"><text:tab/><text:span text:style-name="T43">{a : (&lt; b)} &lt;=&gt; {b : </text:span>∃<text:span text:style-name="T40">add(a + 1)}</text:span></text:p>
      <text:p text:style-name="P27"><text:tab/><text:tab/><text:span text:style-name="T40">a : (&lt; b)<text:tab/>&amp;<text:tab/>b : (&gt; 0)</text:span></text:p>
      <text:p text:style-name="P27"><text:tab/><text:tab/><text:span text:style-name="T40">b : (&gt; a)</text:span></text:p>
      <text:p text:style-name="P31"><text:tab/><text:span text:style-name="T43">{a : (&lt;= b)} &lt;=&gt; {b : </text:span>∃<text:span text:style-name="T40">add(a)}</text:span></text:p>
      <text:p text:style-name="P29"><text:tab/><text:tab/><text:span text:style-name="T41">a : (&lt;= b)</text:span></text:p>
      <text:p text:style-name="P29"><text:tab/><text:tab/><text:span text:style-name="T41">b : (&gt;= a)</text:span></text:p>
      <text:p text:style-name="P30"/>
      <text:p text:style-name="P36"><text:span text:style-name="T45">The</text:span> existential path<text:span text:style-name="T45">s</text:span> of all comparisons:</text:p>
      <text:p text:style-name="P30"/>
      <text:p text:style-name="P33"><text:tab/><text:span text:style-name="T1">∃(&gt;= k) &lt;=&gt; if k == 0 {id} else {true</text:span><text:span text:style-name="T9">1</text:span><text:span text:style-name="T37">}</text:span></text:p>
      <text:p text:style-name="P33"><text:tab/><text:span text:style-name="T1">∃(&gt; k) &lt;=&gt; true</text:span><text:span text:style-name="T8">1</text:span></text:p>
      <text:p text:style-name="P33"><text:tab/><text:span text:style-name="T1">∃(&lt; k) &lt;=&gt; if k == 0 {id} else {true</text:span><text:span text:style-name="T8">1</text:span><text:span text:style-name="T1">}</text:span></text:p>
      <text:p text:style-name="P33"><text:tab/><text:span text:style-name="T1">∃(&lt;= k) &lt;=&gt; true</text:span><text:span text:style-name="T8">1</text:span></text:p>
      <text:p text:style-name="P30"/>
      <text:p text:style-name="P45">The modulus operation (division reminder) returns a number starting at `0` and counting up to `k-1` before it starts again at `0`. This means it only returns values less than `k`:</text:p>
      <text:p text:style-name="P30"/>
      <text:p text:style-name="P32"><text:tab/>∃<text:span text:style-name="T44">(% k) &lt;=&gt; (&lt; k)</text:span></text:p>
      <text:p text:style-name="P46"/>
      <text:p text:style-name="P36"><text:span text:style-name="T20">S</text:span><text:span text:style-name="T12">o, if `a` is some output of modulus of `k`, then it must be less than `k`:</text:span></text:p>
      <text:p text:style-name="P46"/>
      <text:p text:style-name="P32"><text:span text:style-name="T20"><text:tab/>a : </text:span><text:span text:style-name="T12">∃</text:span><text:span text:style-name="T20">(% k)</text:span></text:p>
      <text:p text:style-name="P32"><text:span text:style-name="T20"><text:tab/></text:span><text:span text:style-name="T21">a : (&lt; k)</text:span></text:p>
      <text:p text:style-name="P47"><text:tab/>a &lt; k</text:p>
      <text:p text:style-name="P47"/>
      <text:p text:style-name="P37"><text:span text:style-name="T21">T</text:span><text:span text:style-name="T12">his concludes the first and second order existential paths of basic arithmetic.</text:span></text:p>
      <text:p text:style-name="P48"/>
      <text:p text:style-name="P39">Functions with pre-conditions are partial, <text:span text:style-name="T55">so</text:span> <text:span text:style-name="T55">they propagate constraints to the left side</text:span>:</text:p>
      <text:p text:style-name="P34"/>
      <text:p text:style-name="P34"><text:tab/><text:span text:style-name="T54">g(_ : [h] x) = { … }<text:tab/><text:tab/>`g` has a pre-condition defined by `h` and `x`</text:span></text:p>
      <text:p text:style-name="P34"><text:tab/><text:span text:style-name="T54">a : [g] b<text:tab/><text:tab/><text:tab/>`a` has a sub type defined by `g` and `b`</text:span></text:p>
      <text:p text:style-name="P34"><text:tab/><text:span text:style-name="T54">b : [∃g] true<text:tab/><text:tab/><text:tab/>`b` inherits post-condition from `g`</text:span></text:p>
      <text:p text:style-name="P34"><text:tab/><text:span text:style-name="T54">a : [h] x<text:tab/><text:tab/><text:tab/>`a` inherits pre-condition from `g`, a sub type defined by `h`</text:span></text:p>
      <text:p text:style-name="P34"><text:tab/><text:span text:style-name="T54">x : [∃h] true<text:tab/><text:tab/><text:tab/>`x` inherits post-condition from `h`</text:span></text:p>
      <text:p text:style-name="P34"><text:span text:style-name="T12"><text:tab/>…<text:tab/><text:tab/><text:tab/><text:tab/></text:span><text:span text:style-name="T22">`a` inherits pre-condition from `h` etc.</text:span></text:p>
      <text:p text:style-name="P49"/>
      <text:p text:style-name="P40"><text:span text:style-name="T22">W</text:span><text:span text:style-name="T12">hen a variable is set to a constant on the left side, we can just evaluate the right side to check whether the condition of the sub type holds. When we have an unknown on the left side, we must </text:span><text:span text:style-name="T23">expand the conditions on the right side and repeat the process. Using existential paths alone, we can not ensure correctness of the program, but if we enumerate/prove using sets that the right side is non-empty, then the program is correct. The challenge is finding enough existential paths for this to be useful.</text:span></text:p>
      <text:p text:style-name="P50"/>
      <text:p text:style-name="P51"><text:span text:style-name="T12">Therefore, existential paths might be used in a complain-when-wrong sub type checker!</text:span></text:p>
      <text:h text:style-name="Heading_20_3" text:outline-level="3"><text:soft-page-break/>References:</text:h>
      <text:p text:style-name="P52"><text:span text:style-name="T24"/></text:p>
      <text:p text:style-name="P52"><text:reference-mark-start text:name="1"/><text:span text:style-name="T24">[1]</text:span><text:reference-mark-end text:name="1"/><text:span text:style-name="T24"><text:tab/>“Path Semantics”</text:span></text:p>
      <text:p text:style-name="P52"><text:span text:style-name="T24"><text:tab/>Sven Nilsen, 2016-2019</text:span></text:p>
      <text:p text:style-name="P52"><text:span text:style-name="T24"><text:tab/></text:span><text:a xlink:type="simple" xlink:href="https://github.com/advancedresearch/path_semantics/blob/master/papers-wip/path-semantics.pdf" text:style-name="Internet_20_link" text:visited-style-name="Visited_20_Internet_20_Link"><text:span text:style-name="T25">https://github.com/advancedresearch/path_semantics/blob/master/papers-wip/path-semantics.pdf</text:span></text:a></text:p>
      <text:p text:style-name="P52"><text:span text:style-name="T24"/></text:p>
      <text:p text:style-name="P52"><text:reference-mark-start text:name="2"/><text:span text:style-name="T24">[2]</text:span><text:reference-mark-end text:name="2"/><text:span text:style-name="T24"><text:tab/>“Sub-Types as Contextual Notation”</text:span></text:p>
      <text:p text:style-name="P52"><text:span text:style-name="T24"><text:tab/>Sven Nilsen, 2018</text:span></text:p>
      <text:p text:style-name="P52"><text:span text:style-name="T24"><text:tab/></text:span><text:a xlink:type="simple" xlink:href="https://github.com/advancedresearch/path_semantics/blob/master/papers-wip/sub-types-as-contextual-notation.pdf" text:style-name="Internet_20_link" text:visited-style-name="Visited_20_Internet_20_Link"><text:span text:style-name="T25">https://github.com/advancedresearch/path_semantics/blob/master/papers-wip/sub-types-as-contextual-notation.pdf</text:span></text:a></text:p>
      <text:p text:style-name="P52"><text:span text:style-name="T24"/></text:p>
      <text:p text:style-name="P52"><text:reference-mark-start text:name="3"/><text:span text:style-name="T24">[3]</text:span><text:reference-mark-end text:name="3"/><text:span text:style-name="T24"><text:tab/>“Partial function”</text:span></text:p>
      <text:p text:style-name="P52"><text:span text:style-name="T24"><text:tab/>Wikipedia</text:span></text:p>
      <text:p text:style-name="P52"><text:span text:style-name="T24"><text:tab/></text:span><text:a xlink:type="simple" xlink:href="https://en.wikipedia.org/wiki/Partial_function" text:style-name="Internet_20_link" text:visited-style-name="Visited_20_Internet_20_Link"><text:span text:style-name="T25">https://en.wikipedia.org/wiki/Partial_function</text:span></text:a></text:p>
      <text:p text:style-name="P52"><text:span text:style-name="T24"/></text:p>
      <text:p text:style-name="P53"><text:reference-mark-start text:name="4"/><text:span text:style-name="T24">[4]</text:span><text:reference-mark-end text:name="4"/><text:span text:style-name="T24"><text:tab/>“Algebraic Notation for Asymmetric Paths”</text:span></text:p>
      <text:p text:style-name="P53"><text:span text:style-name="T24"><text:tab/>Sven Nilsen, 2017</text:span></text:p>
      <text:p text:style-name="P53"><text:span text:style-name="T24"><text:tab/></text:span><text:a xlink:type="simple" xlink:href="https://github.com/advancedresearch/path_semantics/blob/master/papers-wip/algebraic-notation-for-asymmetric-paths.pdf" text:style-name="Internet_20_link" text:visited-style-name="Visited_20_Internet_20_Link"><text:span text:style-name="T25">https://github.com/advancedresearch/path_semantics/blob/master/papers-wip/algebraic-notation-for-asymmetric-paths.pdf</text:span></text:a></text:p>
      <text:p text:style-name="P53"><text:span text:style-name="T24"/></text:p>
      <text:p text:style-name="P53"><text:reference-mark-start text:name="5"/><text:span text:style-name="T24">[5]</text:span><text:reference-mark-end text:name="5"/><text:span text:style-name="T24"><text:tab/>“Path Function Product Notation”</text:span></text:p>
      <text:p text:style-name="P53"><text:span text:style-name="T24"><text:tab/>Sven Nilsen, 2017-2019</text:span></text:p>
      <text:p text:style-name="P53"><text:span text:style-name="T24"><text:tab/></text:span><text:a xlink:type="simple" xlink:href="https://github.com/advancedresearch/path_semantics/blob/master/papers-wip/path-function-product-notation.pdf" text:style-name="Internet_20_link" text:visited-style-name="Visited_20_Internet_20_Link"><text:span text:style-name="T25">https://github.com/advancedresearch/path_semantics/blob/master/papers-wip/path-function-product-notation.pdf</text:span></text:a></text:p>
      <text:p text:style-name="P53"><text:span text:style-name="T24"/></text:p>
      <text:p text:style-name="P54"><text:reference-mark-start text:name="6"/><text:span text:style-name="T24">[6]</text:span><text:reference-mark-end text:name="6"/><text:span text:style-name="T24"><text:tab/>“Surjective function”</text:span></text:p>
      <text:p text:style-name="P54"><text:span text:style-name="T24"><text:tab/>Wikipedia</text:span></text:p>
      <text:p text:style-name="P54"><text:span text:style-name="T24"><text:tab/></text:span><text:a xlink:type="simple" xlink:href="https://en.wikipedia.org/wiki/Surjective_function" text:style-name="Internet_20_link" text:visited-style-name="Visited_20_Internet_20_Link"><text:span text:style-name="T25">https://en.wikipedia.org/wiki/Surjective_function</text:span></text:a></text:p>
      <text:p text:style-name="P54"><text:span text:style-name="T24"/></text:p>
      <text:p text:style-name="P54"><text:reference-mark-start text:name="7"/><text:span text:style-name="T24">[7]</text:span><text:reference-mark-end text:name="7"/><text:span text:style-name="T24"><text:tab/>“Halting problem”</text:span></text:p>
      <text:p text:style-name="P54"><text:span text:style-name="T24"><text:tab/>Wikipedia</text:span></text:p>
      <text:p text:style-name="P54"><text:span text:style-name="T24"><text:tab/></text:span><text:a xlink:type="simple" xlink:href="https://en.wikipedia.org/wiki/Halting_problem" text:style-name="Internet_20_link" text:visited-style-name="Visited_20_Internet_20_Link"><text:span text:style-name="T25">https://en.wikipedia.org/wiki/Halting_problem</text:span></text:a></text:p>
      <text:p text:style-name="P54"><text:span text:style-name="T24"/></text:p>
      <text:p text:style-name="P55"><text:reference-mark-start text:name="8"/><text:span text:style-name="T24">[8]</text:span><text:reference-mark-end text:name="8"/><text:span text:style-name="T24"><text:tab/>“Set theory”</text:span></text:p>
      <text:p text:style-name="P55"><text:span text:style-name="T24"><text:tab/>Wikipedia</text:span></text:p>
      <text:p text:style-name="P55"><text:span text:style-name="T24"><text:tab/></text:span><text:a xlink:type="simple" xlink:href="https://en.wikipedia.org/wiki/Set_theory" text:style-name="Internet_20_link" text:visited-style-name="Visited_20_Internet_20_Link"><text:span text:style-name="T25">https://en.wikipedia.org/wiki/Set_theory</text:span></text:a></text:p>
      <text:p text:style-name="P55"><text:span text:style-name="T24"/></text:p>
      <text:p text:style-name="P55"><text:reference-mark-start text:name="9"/><text:span text:style-name="T24">[9]</text:span><text:reference-mark-end text:name="9"/><text:span text:style-name="T24"><text:tab/>“Postcondition”</text:span></text:p>
      <text:p text:style-name="P55"><text:span text:style-name="T24"><text:tab/>Wikipedia</text:span></text:p>
      <text:p text:style-name="P55"><text:span text:style-name="T24"><text:tab/></text:span><text:a xlink:type="simple" xlink:href="https://en.wikipedia.org/wiki/Postcondition" text:style-name="Internet_20_link" text:visited-style-name="Visited_20_Internet_20_Link"><text:span text:style-name="T25">https://en.wikipedia.org/wiki/Postcondition</text:span></text:a></text:p>
      <text:p text:style-name="P55"><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3T14:23:06.731994000</meta:creation-date>
    <dc:date>2019-09-07T12:25:36.258472000</dc:date>
    <meta:editing-duration>PT1H37M23S</meta:editing-duration>
    <meta:editing-cycles>23</meta:editing-cycles>
    <meta:generator>LibreOffice/5.1.2.2$MacOSX_X86_64 LibreOffice_project/d3bf12ecb743fc0d20e0be0c58ca359301eb705f</meta:generator>
    <meta:document-statistic meta:table-count="1" meta:image-count="0" meta:object-count="0" meta:page-count="5" meta:paragraph-count="139" meta:word-count="1345" meta:character-count="7868" meta:non-whitespace-character-count="6562"/>
  </office:meta>
</office:document-meta>
</file>